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2.6654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3.5835in"/>
    </style:style>
    <style:style style:name="co10" style:family="table-column">
      <style:table-column-properties fo:break-before="auto" style:column-width="3.5398in"/>
    </style:style>
    <style:style style:name="co11" style:family="table-column">
      <style:table-column-properties fo:break-before="auto" style:column-width="3.6484in"/>
    </style:style>
    <style:style style:name="co12" style:family="table-column">
      <style:table-column-properties fo:break-before="auto" style:column-width="3.3862in"/>
    </style:style>
    <style:style style:name="co13" style:family="table-column">
      <style:table-column-properties fo:break-before="auto" style:column-width="1.4417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1.3575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1.0047in" fo:break-before="auto" style:use-optimal-row-height="false"/>
    </style:style>
    <style:style style:name="ro7" style:family="table-row">
      <style:table-row-properties style:row-height="1.3161in" fo:break-before="auto" style:use-optimal-row-height="false"/>
    </style:style>
    <style:style style:name="ro8" style:family="table-row">
      <style:table-row-properties style:row-height="0.2283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fo:background-color="#ff0000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5" table:number-columns-repeated="1011" table:default-cell-style-name="Default"/>
        <table:table-row table:style-name="ro1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5" office:value-type="string" table:number-columns-spanned="1" table:number-rows-spanned="2">
            <text:p>PASS/FAIL</text:p>
          </table:table-cell>
          <table:table-cell table:style-name="ce7" table:number-columns-repeated="3"/>
          <table:table-cell table:style-name="ce8" table:number-columns-repeated="1008"/>
        </table:table-row>
        <table:table-row table:style-name="ro2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5" office:value-type="string">
            <text:p>PASS/FAIL</text:p>
          </table:covered-table-cell>
          <table:table-cell table:style-name="ce7" table:number-columns-repeated="101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 check that Business Office -consultation Remov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>
            <text:p>In MUI Consultation box should be Remove</text:p>
          </table:table-cell>
          <table:table-cell office:value-type="string">
            <text:p>In MUI Consultation box <text:s/>Remove</text:p>
          </table:table-cell>
          <table:table-cell office:value-type="string">
            <text:p>Load with in 0-2sec</text:p>
          </table:table-cell>
          <table:table-cell office:value-type="string">
            <text:p>Loaded with in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o check that <text:s/>Business Office- Single admission card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>
            <text:p>IP Workflow and OP Workflow Admission common should be display</text:p>
          </table:table-cell>
          <table:table-cell office:value-type="string">
            <text:p>IP Workflow and OP Workflow Admission common <text:s/>displayed</text:p>
          </table:table-cell>
          <table:table-cell office:value-type="string">
            <text:p>Load with in 0-2sec</text:p>
          </table:table-cell>
          <table:table-cell office:value-type="string">
            <text:p>Loaded with in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3" table:number-columns-spanned="1" table:number-rows-spanned="3">
            <text:p>3</text:p>
          </table:table-cell>
          <table:table-cell office:value-type="string" table:number-columns-spanned="1" table:number-rows-spanned="3">
            <text:p>To check that <text:s/>Business Office -Registration 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<text:span text:style-name="T1">Patient <text:s/>Identification :</text:span> <text:s text:c="12"/><text:s text:c="7"/>1.Identification type : NRIC | <text:s text:c="2"/>2. Color NRIC: Blue <text:s/>| <text:s text:c="12"/><text:s text:c="3"/>3. 323432</text:p>
          </table:table-cell>
          <table:table-cell office:value-type="float" office:value="1">
            <text:p>1</text:p>
          </table:table-cell>
          <table:table-cell office:value-type="string">
            <text:p>Click Business office and Click in MUI Registration</text:p>
          </table:table-cell>
          <table:table-cell office:value-type="string" table:number-columns-spanned="1" table:number-rows-spanned="3">
            <text:p>Registration Completed <text:s/>successfully should be display </text:p>
          </table:table-cell>
          <table:table-cell office:value-type="string" table:number-columns-spanned="1" table:number-rows-spanned="3">
            <text:p>Registration Completed <text:s/>successfully <text:s/>displayed 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ed with in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4">
            <text:p>4</text:p>
          </table:covered-table-cell>
          <table:covered-table-cell office:value-type="string">
            <text:p>To check that <text:s/>Business Office -Registration 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3</text:p>
          </table:covered-table-cell>
          <table:table-cell office:value-type="float" office:value="2">
            <text:p>2</text:p>
          </table:table-cell>
          <table:table-cell office:value-type="string">
            <text:p>Enter the Values and Click Save </text:p>
          </table:table-cell>
          <table:covered-table-cell office:value-type="string">
            <text:p>IP Workflow and OP Workflow Admission card should be display</text:p>
          </table:covered-table-cell>
          <table:covered-table-cell office:value-type="string">
            <text:p>IP Workflow and OP Workflow Admission card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5">
            <text:p>5</text:p>
          </table:covered-table-cell>
          <table:covered-table-cell office:value-type="string">
            <text:p>To check that <text:s/>Business Office -Registration 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4</text:p>
          </table:covered-table-cell>
          <table:table-cell office:value-type="float" office:value="3">
            <text:p>3</text:p>
          </table:table-cell>
          <table:table-cell office:value-type="string">
            <text:p>Popup should be display</text:p>
          </table:table-cell>
          <table:covered-table-cell office:value-type="string">
            <text:p>IP Workflow and OP Workflow Admission card should be display</text:p>
          </table:covered-table-cell>
          <table:covered-table-cell office:value-type="string">
            <text:p>IP Workflow and OP Workflow Admission card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4" table:number-columns-spanned="1" table:number-rows-spanned="3">
            <text:p>4</text:p>
          </table:table-cell>
          <table:table-cell office:value-type="string" table:number-columns-spanned="1" table:number-rows-spanned="3">
            <text:p>To check that <text:s/>Business Office- Visit now Popup message </text:p>
          </table:table-cell>
          <table:table-cell office:value-type="string" table:number-columns-spanned="1" table:number-rows-spanned="3">
            <text:p>Positive</text:p>
          </table:table-cell>
          <table:table-cell office:value-type="string" table:number-columns-spanned="1" table:number-rows-spanned="3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<text:span text:style-name="T1">Patient <text:s/>Identification :</text:span> <text:s text:c="12"/><text:s text:c="7"/>1.Identification type : NRIC | <text:s text:c="2"/>2. Color NRIC: Blue <text:s/>| <text:s text:c="12"/><text:s text:c="3"/>3. 323432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 table:number-columns-spanned="1" table:number-rows-spanned="3">
            <text:p>In Registration Popup Visit now should be display</text:p>
          </table:table-cell>
          <table:table-cell office:value-type="string" table:number-columns-spanned="1" table:number-rows-spanned="3">
            <text:p>In Registration Popup Visit now <text:s/>displayed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Load with in 0-2sec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NA</text:p>
          </table:table-cell>
          <table:table-cell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5">
            <text:p>5</text:p>
          </table:covered-table-cell>
          <table:covered-table-cell office:value-type="string">
            <text:p>To check that <text:s/>Business Office- Visit now Popup message </text:p>
          </table:covered-table-cell>
          <table:covered-table-cell office:value-type="string">
            <text:p>Posi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Enter the Values and Click Save </text:p>
          </table:table-cell>
          <table:covered-table-cell office:value-type="string">
            <text:p>IP Workflow and OP Workflow Admission card should be display</text:p>
          </table:covered-table-cell>
          <table:covered-table-cell office:value-type="string">
            <text:p>IP Workflow and OP Workflow Admission card <text:s/>displayed</text:p>
          </table:covered-table-cell>
          <table:covered-table-cell office:value-type="string">
            <text:p>Load with in 0-2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6">
            <text:p>6</text:p>
          </table:covered-table-cell>
          <table:covered-table-cell office:value-type="string">
            <text:p>To check that <text:s/>Business Office- Visit now Popup message </text:p>
          </table:covered-table-cell>
          <table:covered-table-cell office:value-type="string">
            <text:p>Positive</text:p>
          </table:covered-table-cell>
          <table:covered-table-cell/>
          <table:table-cell office:value-type="float" office:value="3">
            <text:p>3</text:p>
          </table:table-cell>
          <table:table-cell office:value-type="string">
            <text:p>Register Popup should be display</text:p>
          </table:table-cell>
          <table:covered-table-cell office:value-type="string">
            <text:p>IP Workflow and OP Workflow Admission card should be display</text:p>
          </table:covered-table-cell>
          <table:covered-table-cell office:value-type="string">
            <text:p>IP Workflow and OP Workflow Admission card <text:s/>displayed</text:p>
          </table:covered-table-cell>
          <table:covered-table-cell office:value-type="string">
            <text:p>Load with in 0-2sec</text:p>
          </table:covered-table-cell>
          <table:covered-table-cell/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5" table:number-columns-spanned="1" table:number-rows-spanned="4">
            <text:p>5</text:p>
          </table:table-cell>
          <table:table-cell office:value-type="string" table:number-columns-spanned="1" table:number-rows-spanned="4">
            <text:p>To check that <text:s/>Business Office- Visit Page <text:s/>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<text:span text:style-name="T1">Patient <text:s/>Identification :</text:span> <text:s text:c="12"/><text:s text:c="7"/>1.Identification type : NRIC | <text:s text:c="2"/>2. Color NRIC: Blue <text:s/>| <text:s text:c="12"/><text:s text:c="3"/>3. 323432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 table:number-columns-spanned="1" table:number-rows-spanned="4">
            <text:p>Admission Page Should be Display</text:p>
          </table:table-cell>
          <table:table-cell office:value-type="string" table:number-columns-spanned="1" table:number-rows-spanned="4">
            <text:p>Admission Page <text:s/>Displayed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Pass</text:p>
          </table:table-cell>
          <table:table-cell table:number-columns-repeated="1011"/>
        </table:table-row>
        <table:table-row table:style-name="ro8">
          <table:covered-table-cell office:value-type="float" office:value="6">
            <text:p>6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3</text:p>
          </table:covered-table-cell>
          <table:table-cell office:value-type="float" office:value="2">
            <text:p>2</text:p>
          </table:table-cell>
          <table:table-cell office:value-type="string">
            <text:p>Enter the Values and Click Save 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7">
            <text:p>7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4</text:p>
          </table:covered-table-cell>
          <table:table-cell office:value-type="float" office:value="3">
            <text:p>3</text:p>
          </table:table-cell>
          <table:table-cell office:value-type="string">
            <text:p>Visit now Popup display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8">
            <text:p>8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5</text:p>
          </table:covered-table-cell>
          <table:table-cell office:value-type="float" office:value="4">
            <text:p>4</text:p>
          </table:table-cell>
          <table:table-cell office:value-type="string">
            <text:p>Click Yes Button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7">
          <table:table-cell office:value-type="float" office:value="5" table:number-columns-spanned="1" table:number-rows-spanned="4">
            <text:p>5</text:p>
          </table:table-cell>
          <table:table-cell office:value-type="string" table:number-columns-spanned="1" table:number-rows-spanned="4">
            <text:p>To check that Business Office <text:s/>Admission page - (patient id, search button &amp; refine search) disabled</text:p>
          </table:table-cell>
          <table:table-cell office:value-type="string" table:number-columns-spanned="1" table:number-rows-spanned="4">
            <text:p>Positive</text:p>
          </table:table-cell>
          <table:table-cell office:value-type="string" table:number-columns-spanned="1" table:number-rows-spanned="4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<text:span text:style-name="T1">Patient <text:s/>Identification :</text:span> <text:s text:c="12"/><text:s text:c="7"/>1.Identification type : NRIC | <text:s text:c="2"/>2. Color NRIC: Blue <text:s/>| <text:s text:c="12"/><text:s text:c="3"/>3. 323432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 table:number-columns-spanned="1" table:number-rows-spanned="4">
            <text:p>In Admission page Patient id, Search button , Refine Search should be Disable </text:p>
          </table:table-cell>
          <table:table-cell office:value-type="string" table:number-columns-spanned="1" table:number-rows-spanned="4">
            <text:p>In Admission page Patient id, Search button , Refine Search Enabled </text:p>
          </table:table-cell>
          <table:table-cell office:value-type="string" table:number-columns-spanned="1" table:number-rows-spanned="4">
            <text:p>Load with in 0-2sec</text:p>
          </table:table-cell>
          <table:table-cell office:value-type="string" table:number-columns-spanned="1" table:number-rows-spanned="4">
            <text:p>Loaded with in 0-2sec</text:p>
          </table:table-cell>
          <table:table-cell office:value-type="string" table:number-columns-spanned="1" table:number-rows-spanned="4">
            <text:p>NA</text:p>
          </table:table-cell>
          <table:table-cell office:value-type="string" table:number-columns-spanned="1" table:number-rows-spanned="4">
            <text:p>NA</text:p>
          </table:table-cell>
          <table:table-cell table:style-name="ce6" office:value-type="string" table:number-columns-spanned="1" table:number-rows-spanned="4">
            <text:p>Fail</text:p>
          </table:table-cell>
          <table:table-cell table:number-columns-repeated="1011"/>
        </table:table-row>
        <table:table-row table:style-name="ro8">
          <table:covered-table-cell office:value-type="float" office:value="6">
            <text:p>6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3</text:p>
          </table:covered-table-cell>
          <table:table-cell office:value-type="float" office:value="2">
            <text:p>2</text:p>
          </table:table-cell>
          <table:table-cell office:value-type="string">
            <text:p>Enter the Values and Click Save 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7">
            <text:p>7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4</text:p>
          </table:covered-table-cell>
          <table:table-cell office:value-type="float" office:value="3">
            <text:p>3</text:p>
          </table:table-cell>
          <table:table-cell office:value-type="string">
            <text:p>Visit now Popup display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covered-table-cell office:value-type="float" office:value="8">
            <text:p>8</text:p>
          </table:covered-table-cell>
          <table:covered-table-cell office:value-type="string">
            <text:p>To check that <text:s/>Business Office- Visit Page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<text:s text:c="2"/>1.salutation: DR <text:s/>| 2.Name: abcd <text:s text:c="3"/>| 3.Gender: male | 4 .07.01.2001 <text:s text:c="2"/>| 5. AGE:24 <text:s/>| <text:s text:c="9"/><text:s text:c="3"/>Nationality : <text:s/>Singapore | <text:s text:c="8"/><text:s text:c="5"/>7.Contact <text:s/>:12345678 <text:s text:c="12"/><text:s text:c="3"/>Patient <text:s/>Identification : <text:s text:c="12"/><text:s text:c="7"/>1.Identification type : NRIC | <text:s text:c="2"/>2. Color NRIC: Blue <text:s/>| <text:s text:c="12"/><text:s text:c="3"/>3. 323435</text:p>
          </table:covered-table-cell>
          <table:table-cell office:value-type="float" office:value="4">
            <text:p>4</text:p>
          </table:table-cell>
          <table:table-cell office:value-type="string">
            <text:p>Click Yes Button</text:p>
          </table:table-cell>
          <table:covered-table-cell office:value-type="string">
            <text:p>Admission Page Should be Display</text:p>
          </table:covered-table-cell>
          <table:covered-table-cell office:value-type="string">
            <text:p>Admission Page <text:s/>Displayed</text:p>
          </table:covered-table-cell>
          <table:covered-table-cell office:value-type="string">
            <text:p>Load with in 0-2sec</text:p>
          </table:covered-table-cell>
          <table:covered-table-cell office:value-type="string">
            <text:p>Loaded with in 0-2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To check that <text:s/>Business Office- Logo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Business office</text:p>
          </table:table-cell>
          <table:table-cell office:value-type="string">
            <text:p>In Business Office Logo should be display </text:p>
          </table:table-cell>
          <table:table-cell office:value-type="string">
            <text:p>In Business Office Logo <text:s/>displayed</text:p>
          </table:table-cell>
          <table:table-cell office:value-type="string">
            <text:p>Load with in 0-2sec</text:p>
          </table:table-cell>
          <table:table-cell office:value-type="string">
            <text:p>Loaded with in 0-2sec</text:p>
          </table:table-cell>
          <table:table-cell table:number-columns-repeated="2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</table:table>
      <table:table table:name="Sheet2" table:style-name="ta1" table:print="false">
        <table:table-column table:style-name="co5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4">12/24/2025</text:date>, <text:time>16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n  shiv</meta:initial-creator>
    <meta:creation-date>2025-12-24T14:36:12.43</meta:creation-date>
    <dc:date>2025-12-24T16:34:14.71</dc:date>
    <dc:creator>charan  shiv</dc:creator>
    <meta:editing-duration>PT1H40M54S</meta:editing-duration>
    <meta:editing-cycles>8</meta:editing-cycles>
    <meta:generator>OpenOffice/4.1.11$Win32 OpenOffice.org_project/4111m1$Build-9808</meta:generator>
    <meta:document-statistic meta:table-count="3" meta:cell-count="231" meta:object-count="0"/>
  </office:meta>
</office:document-meta>
</file>